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officeooo:paragraph-rsid="00155e99"/>
    </style:style>
    <style:style style:name="P5" style:family="paragraph" style:parent-style-name="Standard">
      <style:paragraph-properties>
        <style:tab-stops>
          <style:tab-stop style:position="13.002cm"/>
        </style:tab-stops>
      </style:paragraph-properties>
      <style:text-properties officeooo:paragraph-rsid="00180949"/>
    </style:style>
    <style:style style:name="T1" style:family="text">
      <style:text-properties officeooo:rsid="0013c539"/>
    </style:style>
    <style:style style:name="T2" style:family="text">
      <style:text-properties officeooo:rsid="0014bef4"/>
    </style:style>
    <style:style style:name="T3" style:family="text">
      <style:text-properties officeooo:rsid="00155e99"/>
    </style:style>
    <style:style style:name="T4" style:family="text">
      <style:text-properties officeooo:rsid="00180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tab/></text:span><text:span text:style-name="T4">wwwwwwwww</text:span><text:span text:style-name="T1"> <text:s text:c="30"/><text:tab/></text:span><text:span text:style-name="T4">wwwwwwwww</text:span><text:span text:style-name="T1"> <text:s text:c="30"/><text:tab/></text:span><text:span text:style-name="T4">wwwwwwwww</text:span><text:span text:style-name="T1"> <text:s text:c="30"/><text:tab/></text:span><text:span text:style-name="T4">wwwwwwwww</text:span><text:span text:style-name="T1"> <text:s text:c="30"/></text:span><text:span text:style-name="T4">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hu" fo:country="H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zűcs Attila 3</meta:initial-creator>
    <meta:editing-cycles>5</meta:editing-cycles>
    <meta:creation-date>2022-04-07T12:23:00</meta:creation-date>
    <dc:date>2022-05-30T08:40:57.132000000</dc:date>
    <meta:editing-duration>PT1H51M2S</meta:editing-duration>
    <meta:generator>LibreOfficeDev/7.4.0.0.alpha1$Windows_X86_64 LibreOffice_project/f8b69bdebe373f95406462da83efb5a5b8ca8eab</meta:generator>
    <meta:document-statistic meta:table-count="0" meta:image-count="0" meta:object-count="0" meta:page-count="1" meta:paragraph-count="1" meta:word-count="5" meta:character-count="165" meta:non-whitespace-character-count="37"/>
    <meta:user-defined meta:name="AppVersion">16.0000</meta:user-defined>
    <meta:template xlink:type="simple" xlink:actuate="onRequest" xlink:title="Normal.dotm" xlink:href=""/>
  </office:meta>
</office:document-meta>
</file>